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000000"/>
      <style:text-properties fo:font-weight="bold" style:font-weight-asian="bold" style:font-weight-complex="bold"/>
    </style:style>
  </office:automatic-styles>
  <office:body>
    <office:spreadsheet>
      <table:calculation-settings>
        <table:iteration table:status="enable" table:steps="500"/>
      </table:calculation-settings>
      <table:table table:name="Openness_OCSVME_W1G_KI04_2016_12_09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7736273065" calcext:value-type="float">
            <text:p>0.4777362731</text:p>
          </table:table-cell>
          <table:table-cell office:value-type="float" office:value="0.310162226452" calcext:value-type="float">
            <text:p>0.3101622265</text:p>
          </table:table-cell>
          <table:table-cell office:value-type="float" office:value="0.172195" calcext:value-type="float">
            <text:p>0.172195</text:p>
          </table:table-cell>
          <table:table-cell office:value-type="float" office:value="0.431148231294" calcext:value-type="float">
            <text:p>0.4311482313</text:p>
          </table:table-cell>
          <table:table-cell office:value-type="float" office:value="0.376129022207" calcext:value-type="float">
            <text:p>0.376129022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3036540056" calcext:value-type="float">
            <text:p>0.4530365401</text:p>
          </table:table-cell>
          <table:table-cell office:value-type="float" office:value="0.418495632775" calcext:value-type="float">
            <text:p>0.4184956328</text:p>
          </table:table-cell>
          <table:table-cell office:value-type="float" office:value="0.210493" calcext:value-type="float">
            <text:p>0.210493</text:p>
          </table:table-cell>
          <table:table-cell office:value-type="float" office:value="0.445679627588" calcext:value-type="float">
            <text:p>0.4456796276</text:p>
          </table:table-cell>
          <table:table-cell office:value-type="float" office:value="0.435081616976" calcext:value-type="float">
            <text:p>0.435081617</text:p>
          </table:table-cell>
          <table:table-cell/>
          <table:table-cell table:style-name="ce3" office:value-type="string" calcext:value-type="string">
            <text:p>PR</text:p>
          </table:table-cell>
          <table:table-cell table:style-name="ce3" office:value-type="string" calcext:value-type="string">
            <text:p>STD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68126473438" calcext:value-type="float">
            <text:p>0.4681264734</text:p>
          </table:table-cell>
          <table:table-cell office:value-type="float" office:value="0.302839873138" calcext:value-type="float">
            <text:p>0.3028398731</text:p>
          </table:table-cell>
          <table:table-cell office:value-type="float" office:value="0.168591" calcext:value-type="float">
            <text:p>0.168591</text:p>
          </table:table-cell>
          <table:table-cell office:value-type="float" office:value="0.422055809632" calcext:value-type="float">
            <text:p>0.4220558096</text:p>
          </table:table-cell>
          <table:table-cell office:value-type="float" office:value="0.367765369936" calcext:value-type="float">
            <text:p>0.3677653699</text:p>
          </table:table-cell>
          <table:table-cell/>
          <table:table-cell office:value-type="float" office:value="0.45901423910625" calcext:value-type="float">
            <text:p>0.4590142391</text:p>
          </table:table-cell>
          <table:table-cell office:value-type="float" office:value="0.0171249690902289" calcext:value-type="float">
            <text:p>0.017124969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24015429298" calcext:value-type="float">
            <text:p>0.4240154293</text:p>
          </table:table-cell>
          <table:table-cell office:value-type="float" office:value="0.323934710102" calcext:value-type="float">
            <text:p>0.3239347101</text:p>
          </table:table-cell>
          <table:table-cell office:value-type="float" office:value="0.158484" calcext:value-type="float">
            <text:p>0.158484</text:p>
          </table:table-cell>
          <table:table-cell office:value-type="float" office:value="0.399339945212" calcext:value-type="float">
            <text:p>0.3993399452</text:p>
          </table:table-cell>
          <table:table-cell office:value-type="float" office:value="0.367279335702" calcext:value-type="float">
            <text:p>0.3672793357</text:p>
          </table:table-cell>
          <table:table-cell/>
          <table:table-cell office:value-type="float" office:value="0.40246405767925" calcext:value-type="float">
            <text:p>0.4024640577</text:p>
          </table:table-cell>
          <table:table-cell office:value-type="float" office:value="0.0221618156433883" calcext:value-type="float">
            <text:p>0.022161815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475324323843" calcext:value-type="float">
            <text:p>0.4753243238</text:p>
          </table:table-cell>
          <table:table-cell office:value-type="float" office:value="0.307875651412" calcext:value-type="float">
            <text:p>0.3078756514</text:p>
          </table:table-cell>
          <table:table-cell office:value-type="float" office:value="0.168479" calcext:value-type="float">
            <text:p>0.168479</text:p>
          </table:table-cell>
          <table:table-cell office:value-type="float" office:value="0.42869251506" calcext:value-type="float">
            <text:p>0.4286925151</text:p>
          </table:table-cell>
          <table:table-cell office:value-type="float" office:value="0.3736996692" calcext:value-type="float">
            <text:p>0.3736996692</text:p>
          </table:table-cell>
          <table:table-cell/>
          <table:table-cell office:value-type="float" office:value="0.373458697926" calcext:value-type="float">
            <text:p>0.3734586979</text:p>
          </table:table-cell>
          <table:table-cell office:value-type="float" office:value="0.0158187368028247" calcext:value-type="float">
            <text:p>0.015818736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80160244995" calcext:value-type="float">
            <text:p>0.480160245</text:p>
          </table:table-cell>
          <table:table-cell office:value-type="float" office:value="0.315954509251" calcext:value-type="float">
            <text:p>0.3159545093</text:p>
          </table:table-cell>
          <table:table-cell office:value-type="float" office:value="0.17382" calcext:value-type="float">
            <text:p>0.17382</text:p>
          </table:table-cell>
          <table:table-cell office:value-type="float" office:value="0.434950354987" calcext:value-type="float">
            <text:p>0.434950355</text:p>
          </table:table-cell>
          <table:table-cell office:value-type="float" office:value="0.381122931738" calcext:value-type="float">
            <text:p>0.3811229317</text:p>
          </table:table-cell>
          <table:table-cell/>
          <table:table-cell office:value-type="float" office:value="0.33279177597625" calcext:value-type="float">
            <text:p>0.332791776</text:p>
          </table:table-cell>
          <table:table-cell office:value-type="float" office:value="0.029830633134627" calcext:value-type="float">
            <text:p>0.029830633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529682022618" calcext:value-type="float">
            <text:p>0.5296820226</text:p>
          </table:table-cell>
          <table:table-cell office:value-type="float" office:value="0.327143273543" calcext:value-type="float">
            <text:p>0.3271432735</text:p>
          </table:table-cell>
          <table:table-cell office:value-type="float" office:value="0.176832" calcext:value-type="float">
            <text:p>0.176832</text:p>
          </table:table-cell>
          <table:table-cell office:value-type="float" office:value="0.471321714906" calcext:value-type="float">
            <text:p>0.4713217149</text:p>
          </table:table-cell>
          <table:table-cell office:value-type="float" office:value="0.404474311374" calcext:value-type="float">
            <text:p>0.4044743114</text:p>
          </table:table-cell>
          <table:table-cell/>
          <table:table-cell office:value-type="float" office:value="0.297306967607625" calcext:value-type="float">
            <text:p>0.2973069676</text:p>
          </table:table-cell>
          <table:table-cell office:value-type="float" office:value="0.00796123674563158" calcext:value-type="float">
            <text:p>0.00796123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64032605537" calcext:value-type="float">
            <text:p>0.3640326055</text:p>
          </table:table-cell>
          <table:table-cell office:value-type="float" office:value="0.287789369441" calcext:value-type="float">
            <text:p>0.2877893694</text:p>
          </table:table-cell>
          <table:table-cell office:value-type="float" office:value="0.104702" calcext:value-type="float">
            <text:p>0.104702</text:p>
          </table:table-cell>
          <table:table-cell office:value-type="float" office:value="0.345714756049" calcext:value-type="float">
            <text:p>0.345714756</text:p>
          </table:table-cell>
          <table:table-cell office:value-type="float" office:value="0.321451924069" calcext:value-type="float">
            <text:p>0.3214519241</text:p>
          </table:table-cell>
          <table:table-cell/>
          <table:table-cell office:value-type="float" office:value="0.373676182811375" calcext:value-type="float">
            <text:p>0.3736761828</text:p>
          </table:table-cell>
          <table:table-cell office:value-type="float" office:value="0.00779863045397235" calcext:value-type="float">
            <text:p>0.0077986305</text:p>
          </table:table-cell>
        </table:table-row>
        <table:table-row table:style-name="ro1">
          <table:table-cell table:number-columns-repeated="5"/>
          <table:table-cell table:style-name="ce1" table:formula="of:=AVERAGE([.F1:.F8])" office:value-type="float" office:value="0.45901423910625" calcext:value-type="float">
            <text:p>0.4590142391</text:p>
          </table:table-cell>
          <table:table-cell table:style-name="ce1" table:formula="of:=AVERAGE([.G1:.G8])" office:value-type="float" office:value="0.32427440576425" calcext:value-type="float">
            <text:p>0.3242744058</text:p>
          </table:table-cell>
          <table:table-cell table:style-name="ce1" table:formula="of:=AVERAGE([.H1:.H8])" office:value-type="float" office:value="0.1666995" calcext:value-type="float">
            <text:p>0.1666995</text:p>
          </table:table-cell>
          <table:table-cell table:style-name="ce1" table:formula="of:=AVERAGE([.I1:.I8])" office:value-type="float" office:value="0.422362869341" calcext:value-type="float">
            <text:p>0.4223628693</text:p>
          </table:table-cell>
          <table:table-cell table:style-name="ce1" table:formula="of:=AVERAGE([.J1:.J8])" office:value-type="float" office:value="0.37837552265025" calcext:value-type="float">
            <text:p>0.3783755227</text:p>
          </table:table-cell>
          <table:table-cell/>
          <table:table-cell office:value-type="float" office:value="0.502249039341875" calcext:value-type="float">
            <text:p>0.5022490393</text:p>
          </table:table-cell>
          <table:table-cell office:value-type="float" office:value="0.00176303602310512" calcext:value-type="float">
            <text:p>0.001763036</text:p>
          </table:table-cell>
        </table:table-row>
        <table:table-row table:style-name="ro1">
          <table:table-cell table:number-columns-repeated="5"/>
          <table:table-cell table:style-name="ce2" table:formula="of:=STDEV([.F1:.F8])/SQRT(8)" office:value-type="float" office:value="0.0171249690902289" calcext:value-type="float">
            <text:p>0.0171249691</text:p>
          </table:table-cell>
          <table:table-cell table:style-name="ce2" table:formula="of:=STDEV([.G1:.G8])/SQRT(8)" office:value-type="float" office:value="0.0141508934009599" calcext:value-type="float">
            <text:p>0.0141508934</text:p>
          </table:table-cell>
          <table:table-cell table:style-name="ce2" table:formula="of:=STDEV([.H1:.H8])/SQRT(8)" office:value-type="float" office:value="0.0103676773452743" calcext:value-type="float">
            <text:p>0.0103676773</text:p>
          </table:table-cell>
          <table:table-cell table:style-name="ce2" table:formula="of:=STDEV([.I1:.I8])/SQRT(8)" office:value-type="float" office:value="0.0131076682579634" calcext:value-type="float">
            <text:p>0.0131076683</text:p>
          </table:table-cell>
          <table:table-cell table:style-name="ce2" table:formula="of:=STDEV([.J1:.J8])/SQRT(8)" office:value-type="float" office:value="0.0115009186852015" calcext:value-type="float">
            <text:p>0.0115009187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02787579987" calcext:value-type="float">
            <text:p>0.40278758</text:p>
          </table:table-cell>
          <table:table-cell office:value-type="float" office:value="0.332385125461" calcext:value-type="float">
            <text:p>0.3323851255</text:p>
          </table:table-cell>
          <table:table-cell office:value-type="float" office:value="0.158813" calcext:value-type="float">
            <text:p>0.158813</text:p>
          </table:table-cell>
          <table:table-cell office:value-type="float" office:value="0.386418143631" calcext:value-type="float">
            <text:p>0.3864181436</text:p>
          </table:table-cell>
          <table:table-cell office:value-type="float" office:value="0.364215372296" calcext:value-type="float">
            <text:p>0.364215372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23576034379" calcext:value-type="float">
            <text:p>0.4235760344</text:p>
          </table:table-cell>
          <table:table-cell office:value-type="float" office:value="0.438037490251" calcext:value-type="float">
            <text:p>0.4380374903</text:p>
          </table:table-cell>
          <table:table-cell office:value-type="float" office:value="0.205422" calcext:value-type="float">
            <text:p>0.205422</text:p>
          </table:table-cell>
          <table:table-cell office:value-type="float" office:value="0.426391428479" calcext:value-type="float">
            <text:p>0.4263914285</text:p>
          </table:table-cell>
          <table:table-cell office:value-type="float" office:value="0.430685400649" calcext:value-type="float">
            <text:p>0.430685400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27285511203" calcext:value-type="float">
            <text:p>0.3272855112</text:p>
          </table:table-cell>
          <table:table-cell office:value-type="float" office:value="0.333828131435" calcext:value-type="float">
            <text:p>0.3338281314</text:p>
          </table:table-cell>
          <table:table-cell office:value-type="float" office:value="0.13011" calcext:value-type="float">
            <text:p>0.13011</text:p>
          </table:table-cell>
          <table:table-cell office:value-type="float" office:value="0.328573438146" calcext:value-type="float">
            <text:p>0.3285734381</text:p>
          </table:table-cell>
          <table:table-cell office:value-type="float" office:value="0.330524447248" calcext:value-type="float">
            <text:p>0.330524447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85469761795" calcext:value-type="float">
            <text:p>0.3854697618</text:p>
          </table:table-cell>
          <table:table-cell office:value-type="float" office:value="0.323268031909" calcext:value-type="float">
            <text:p>0.3232680319</text:p>
          </table:table-cell>
          <table:table-cell office:value-type="float" office:value="0.152749" calcext:value-type="float">
            <text:p>0.152749</text:p>
          </table:table-cell>
          <table:table-cell office:value-type="float" office:value="0.371185408123" calcext:value-type="float">
            <text:p>0.3711854081</text:p>
          </table:table-cell>
          <table:table-cell office:value-type="float" office:value="0.351639357638" calcext:value-type="float">
            <text:p>0.351639357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83625259124" calcext:value-type="float">
            <text:p>0.3836252591</text:p>
          </table:table-cell>
          <table:table-cell office:value-type="float" office:value="0.346299243679" calcext:value-type="float">
            <text:p>0.3462992437</text:p>
          </table:table-cell>
          <table:table-cell office:value-type="float" office:value="0.133639" calcext:value-type="float">
            <text:p>0.133639</text:p>
          </table:table-cell>
          <table:table-cell office:value-type="float" office:value="0.375529927624" calcext:value-type="float">
            <text:p>0.3755299276</text:p>
          </table:table-cell>
          <table:table-cell office:value-type="float" office:value="0.364007884598" calcext:value-type="float">
            <text:p>0.364007884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25653251721" calcext:value-type="float">
            <text:p>0.3256532517</text:p>
          </table:table-cell>
          <table:table-cell office:value-type="float" office:value="0.450521671879" calcext:value-type="float">
            <text:p>0.4505216719</text:p>
          </table:table-cell>
          <table:table-cell office:value-type="float" office:value="0.148953" calcext:value-type="float">
            <text:p>0.148953</text:p>
          </table:table-cell>
          <table:table-cell office:value-type="float" office:value="0.34476451918" calcext:value-type="float">
            <text:p>0.3447645192</text:p>
          </table:table-cell>
          <table:table-cell office:value-type="float" office:value="0.378043255347" calcext:value-type="float">
            <text:p>0.378043255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463067362917" calcext:value-type="float">
            <text:p>0.4630673629</text:p>
          </table:table-cell>
          <table:table-cell office:value-type="float" office:value="0.345264413458" calcext:value-type="float">
            <text:p>0.3452644135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433486558658" calcext:value-type="float">
            <text:p>0.4334865587</text:p>
          </table:table-cell>
          <table:table-cell office:value-type="float" office:value="0.395581829446" calcext:value-type="float">
            <text:p>0.3955818294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508247700308" calcext:value-type="float">
            <text:p>0.5082477003</text:p>
          </table:table-cell>
          <table:table-cell office:value-type="float" office:value="0.340288580467" calcext:value-type="float">
            <text:p>0.3402885805</text:p>
          </table:table-cell>
          <table:table-cell office:value-type="float" office:value="0.170456" calcext:value-type="float">
            <text:p>0.170456</text:p>
          </table:table-cell>
          <table:table-cell office:value-type="float" office:value="0.462583452922" calcext:value-type="float">
            <text:p>0.4625834529</text:p>
          </table:table-cell>
          <table:table-cell office:value-type="float" office:value="0.407645241298" calcext:value-type="float">
            <text:p>0.407645241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12:.F19])" office:value-type="float" office:value="0.40246405767925" calcext:value-type="float">
            <text:p>0.4024640577</text:p>
          </table:table-cell>
          <table:table-cell table:style-name="ce1" table:formula="of:=AVERAGE([.G12:.G19])" office:value-type="float" office:value="0.363736586067375" calcext:value-type="float">
            <text:p>0.3637365861</text:p>
          </table:table-cell>
          <table:table-cell table:style-name="ce1" table:formula="of:=AVERAGE([.H12:.H19])" office:value-type="float" office:value="0.15838025" calcext:value-type="float">
            <text:p>0.15838025</text:p>
          </table:table-cell>
          <table:table-cell table:style-name="ce1" table:formula="of:=AVERAGE([.I12:.I19])" office:value-type="float" office:value="0.391116609595375" calcext:value-type="float">
            <text:p>0.3911166096</text:p>
          </table:table-cell>
          <table:table-cell table:style-name="ce1" table:formula="of:=AVERAGE([.J12:.J19])" office:value-type="float" office:value="0.377792848565" calcext:value-type="float">
            <text:p>0.377792848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12:.F19])/SQRT(8)" office:value-type="float" office:value="0.0221618156433883" calcext:value-type="float">
            <text:p>0.0221618156</text:p>
          </table:table-cell>
          <table:table-cell table:style-name="ce2" table:formula="of:=STDEV([.G12:.G19])/SQRT(8)" office:value-type="float" office:value="0.0178097586287836" calcext:value-type="float">
            <text:p>0.0178097586</text:p>
          </table:table-cell>
          <table:table-cell table:style-name="ce2" table:formula="of:=STDEV([.H12:.H19])/SQRT(8)" office:value-type="float" office:value="0.00841283447594465" calcext:value-type="float">
            <text:p>0.0084128345</text:p>
          </table:table-cell>
          <table:table-cell table:style-name="ce2" table:formula="of:=STDEV([.I12:.I19])/SQRT(8)" office:value-type="float" office:value="0.0162949777189186" calcext:value-type="float">
            <text:p>0.0162949777</text:p>
          </table:table-cell>
          <table:table-cell table:style-name="ce2" table:formula="of:=STDEV([.J12:.J19])/SQRT(8)" office:value-type="float" office:value="0.0114158238441877" calcext:value-type="float">
            <text:p>0.0114158238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11725265024" calcext:value-type="float">
            <text:p>0.311725265</text:p>
          </table:table-cell>
          <table:table-cell office:value-type="float" office:value="0.357014825161" calcext:value-type="float">
            <text:p>0.3570148252</text:p>
          </table:table-cell>
          <table:table-cell office:value-type="float" office:value="0.122339" calcext:value-type="float">
            <text:p>0.122339</text:p>
          </table:table-cell>
          <table:table-cell office:value-type="float" office:value="0.319840005444" calcext:value-type="float">
            <text:p>0.3198400054</text:p>
          </table:table-cell>
          <table:table-cell office:value-type="float" office:value="0.332836456567" calcext:value-type="float">
            <text:p>0.332836456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87284159917" calcext:value-type="float">
            <text:p>0.3872841599</text:p>
          </table:table-cell>
          <table:table-cell office:value-type="float" office:value="0.339449276117" calcext:value-type="float">
            <text:p>0.3394492761</text:p>
          </table:table-cell>
          <table:table-cell office:value-type="float" office:value="0.148473" calcext:value-type="float">
            <text:p>0.148473</text:p>
          </table:table-cell>
          <table:table-cell office:value-type="float" office:value="0.376668211442" calcext:value-type="float">
            <text:p>0.3766682114</text:p>
          </table:table-cell>
          <table:table-cell office:value-type="float" office:value="0.361792429567" calcext:value-type="float">
            <text:p>0.361792429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29442184424" calcext:value-type="float">
            <text:p>0.4294421844</text:p>
          </table:table-cell>
          <table:table-cell office:value-type="float" office:value="0.329192654193" calcext:value-type="float">
            <text:p>0.3291926542</text:p>
          </table:table-cell>
          <table:table-cell office:value-type="float" office:value="0.141977" calcext:value-type="float">
            <text:p>0.141977</text:p>
          </table:table-cell>
          <table:table-cell office:value-type="float" office:value="0.404788043061" calcext:value-type="float">
            <text:p>0.4047880431</text:p>
          </table:table-cell>
          <table:table-cell office:value-type="float" office:value="0.372693700096" calcext:value-type="float">
            <text:p>0.372693700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79981938389" calcext:value-type="float">
            <text:p>0.3799819384</text:p>
          </table:table-cell>
          <table:table-cell office:value-type="float" office:value="0.451112157871" calcext:value-type="float">
            <text:p>0.4511121579</text:p>
          </table:table-cell>
          <table:table-cell office:value-type="float" office:value="0.179229" calcext:value-type="float">
            <text:p>0.179229</text:p>
          </table:table-cell>
          <table:table-cell office:value-type="float" office:value="0.392355047908" calcext:value-type="float">
            <text:p>0.3923550479</text:p>
          </table:table-cell>
          <table:table-cell office:value-type="float" office:value="0.412503164083" calcext:value-type="float">
            <text:p>0.412503164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2114594422" calcext:value-type="float">
            <text:p>0.4221145944</text:p>
          </table:table-cell>
          <table:table-cell office:value-type="float" office:value="0.379133815531" calcext:value-type="float">
            <text:p>0.3791338155</text:p>
          </table:table-cell>
          <table:table-cell office:value-type="float" office:value="0.1516" calcext:value-type="float">
            <text:p>0.1516</text:p>
          </table:table-cell>
          <table:table-cell office:value-type="float" office:value="0.412756115382" calcext:value-type="float">
            <text:p>0.4127561154</text:p>
          </table:table-cell>
          <table:table-cell office:value-type="float" office:value="0.399471411828" calcext:value-type="float">
            <text:p>0.3994714118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69664952178" calcext:value-type="float">
            <text:p>0.3696649522</text:p>
          </table:table-cell>
          <table:table-cell office:value-type="float" office:value="0.338961824046" calcext:value-type="float">
            <text:p>0.338961824</text:p>
          </table:table-cell>
          <table:table-cell office:value-type="float" office:value="0.123792" calcext:value-type="float">
            <text:p>0.123792</text:p>
          </table:table-cell>
          <table:table-cell office:value-type="float" office:value="0.363087270447" calcext:value-type="float">
            <text:p>0.3630872704</text:p>
          </table:table-cell>
          <table:table-cell office:value-type="float" office:value="0.353648241021" calcext:value-type="float">
            <text:p>0.35364824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80365413175" calcext:value-type="float">
            <text:p>0.3803654132</text:p>
          </table:table-cell>
          <table:table-cell office:value-type="float" office:value="0.304439985732" calcext:value-type="float">
            <text:p>0.3044399857</text:p>
          </table:table-cell>
          <table:table-cell office:value-type="float" office:value="0.14778" calcext:value-type="float">
            <text:p>0.14778</text:p>
          </table:table-cell>
          <table:table-cell office:value-type="float" office:value="0.362294611364" calcext:value-type="float">
            <text:p>0.3622946114</text:p>
          </table:table-cell>
          <table:table-cell office:value-type="float" office:value="0.338193715017" calcext:value-type="float">
            <text:p>0.33819371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307091075879" calcext:value-type="float">
            <text:p>0.3070910759</text:p>
          </table:table-cell>
          <table:table-cell office:value-type="float" office:value="0.359924867383" calcext:value-type="float">
            <text:p>0.3599248674</text:p>
          </table:table-cell>
          <table:table-cell office:value-type="float" office:value="0.119594" calcext:value-type="float">
            <text:p>0.119594</text:p>
          </table:table-cell>
          <table:table-cell office:value-type="float" office:value="0.31637941667" calcext:value-type="float">
            <text:p>0.3163794167</text:p>
          </table:table-cell>
          <table:table-cell office:value-type="float" office:value="0.331415510759" calcext:value-type="float">
            <text:p>0.331415510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23:.F30])" office:value-type="float" office:value="0.373458697926" calcext:value-type="float">
            <text:p>0.3734586979</text:p>
          </table:table-cell>
          <table:table-cell table:style-name="ce1" table:formula="of:=AVERAGE([.G23:.G30])" office:value-type="float" office:value="0.35740367575425" calcext:value-type="float">
            <text:p>0.3574036758</text:p>
          </table:table-cell>
          <table:table-cell table:style-name="ce1" table:formula="of:=AVERAGE([.H23:.H30])" office:value-type="float" office:value="0.141848" calcext:value-type="float">
            <text:p>0.141848</text:p>
          </table:table-cell>
          <table:table-cell table:style-name="ce1" table:formula="of:=AVERAGE([.I23:.I30])" office:value-type="float" office:value="0.36852109021475" calcext:value-type="float">
            <text:p>0.3685210902</text:p>
          </table:table-cell>
          <table:table-cell table:style-name="ce1" table:formula="of:=AVERAGE([.J23:.J30])" office:value-type="float" office:value="0.36281932861725" calcext:value-type="float">
            <text:p>0.362819328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23:.F30])/SQRT(8)" office:value-type="float" office:value="0.0158187368028247" calcext:value-type="float">
            <text:p>0.0158187368</text:p>
          </table:table-cell>
          <table:table-cell table:style-name="ce2" table:formula="of:=STDEV([.G23:.G30])/SQRT(8)" office:value-type="float" office:value="0.0155399616004424" calcext:value-type="float">
            <text:p>0.0155399616</text:p>
          </table:table-cell>
          <table:table-cell table:style-name="ce2" table:formula="of:=STDEV([.H23:.H30])/SQRT(8)" office:value-type="float" office:value="0.00703739664729995" calcext:value-type="float">
            <text:p>0.0070373966</text:p>
          </table:table-cell>
          <table:table-cell table:style-name="ce2" table:formula="of:=STDEV([.I23:.I30])/SQRT(8)" office:value-type="float" office:value="0.0127218597125507" calcext:value-type="float">
            <text:p>0.0127218597</text:p>
          </table:table-cell>
          <table:table-cell table:style-name="ce2" table:formula="of:=STDEV([.J23:.J30])/SQRT(8)" office:value-type="float" office:value="0.0107621347867169" calcext:value-type="float">
            <text:p>0.0107621348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58933702976" calcext:value-type="float">
            <text:p>0.458933703</text:p>
          </table:table-cell>
          <table:table-cell office:value-type="float" office:value="0.389111598692" calcext:value-type="float">
            <text:p>0.3891115987</text:p>
          </table:table-cell>
          <table:table-cell office:value-type="float" office:value="0.149591" calcext:value-type="float">
            <text:p>0.149591</text:p>
          </table:table-cell>
          <table:table-cell office:value-type="float" office:value="0.443034113164" calcext:value-type="float">
            <text:p>0.4430341132</text:p>
          </table:table-cell>
          <table:table-cell office:value-type="float" office:value="0.421148319571" calcext:value-type="float">
            <text:p>0.421148319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18532463096" calcext:value-type="float">
            <text:p>0.4185324631</text:p>
          </table:table-cell>
          <table:table-cell office:value-type="float" office:value="0.342917630615" calcext:value-type="float">
            <text:p>0.3429176306</text:p>
          </table:table-cell>
          <table:table-cell office:value-type="float" office:value="0.130889" calcext:value-type="float">
            <text:p>0.130889</text:p>
          </table:table-cell>
          <table:table-cell office:value-type="float" office:value="0.400854433096" calcext:value-type="float">
            <text:p>0.4008544331</text:p>
          </table:table-cell>
          <table:table-cell office:value-type="float" office:value="0.376970629502" calcext:value-type="float">
            <text:p>0.376970629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63223043406" calcext:value-type="float">
            <text:p>0.2632230434</text:p>
          </table:table-cell>
          <table:table-cell office:value-type="float" office:value="0.582683177357" calcext:value-type="float">
            <text:p>0.5826831774</text:p>
          </table:table-cell>
          <table:table-cell office:value-type="float" office:value="0.120641" calcext:value-type="float">
            <text:p>0.120641</text:p>
          </table:table-cell>
          <table:table-cell office:value-type="float" office:value="0.29564043087" calcext:value-type="float">
            <text:p>0.2956404309</text:p>
          </table:table-cell>
          <table:table-cell office:value-type="float" office:value="0.362630361429" calcext:value-type="float">
            <text:p>0.3626303614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83021649419" calcext:value-type="float">
            <text:p>0.3830216494</text:p>
          </table:table-cell>
          <table:table-cell office:value-type="float" office:value="0.557071376899" calcext:value-type="float">
            <text:p>0.5570713769</text:p>
          </table:table-cell>
          <table:table-cell office:value-type="float" office:value="0.223747" calcext:value-type="float">
            <text:p>0.223747</text:p>
          </table:table-cell>
          <table:table-cell office:value-type="float" office:value="0.408550937891" calcext:value-type="float">
            <text:p>0.4085509379</text:p>
          </table:table-cell>
          <table:table-cell office:value-type="float" office:value="0.453934646148" calcext:value-type="float">
            <text:p>0.453934646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60013099382" calcext:value-type="float">
            <text:p>0.2600130994</text:p>
          </table:table-cell>
          <table:table-cell office:value-type="float" office:value="0.454236909651" calcext:value-type="float">
            <text:p>0.4542369097</text:p>
          </table:table-cell>
          <table:table-cell office:value-type="float" office:value="0.113751" calcext:value-type="float">
            <text:p>0.113751</text:p>
          </table:table-cell>
          <table:table-cell office:value-type="float" office:value="0.284327827128" calcext:value-type="float">
            <text:p>0.2843278271</text:p>
          </table:table-cell>
          <table:table-cell office:value-type="float" office:value="0.330717662551" calcext:value-type="float">
            <text:p>0.330717662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4275133554" calcext:value-type="float">
            <text:p>0.2427513355</text:p>
          </table:table-cell>
          <table:table-cell office:value-type="float" office:value="0.336493851778" calcext:value-type="float">
            <text:p>0.3364938518</text:p>
          </table:table-cell>
          <table:table-cell office:value-type="float" office:value="0.0796746" calcext:value-type="float">
            <text:p>0.0796746</text:p>
          </table:table-cell>
          <table:table-cell office:value-type="float" office:value="0.257074831458" calcext:value-type="float">
            <text:p>0.2570748315</text:p>
          </table:table-cell>
          <table:table-cell office:value-type="float" office:value="0.282037153553" calcext:value-type="float">
            <text:p>0.282037153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66157649727" calcext:value-type="float">
            <text:p>0.2661576497</text:p>
          </table:table-cell>
          <table:table-cell office:value-type="float" office:value="0.567368488762" calcext:value-type="float">
            <text:p>0.5673684888</text:p>
          </table:table-cell>
          <table:table-cell office:value-type="float" office:value="0.126654" calcext:value-type="float">
            <text:p>0.126654</text:p>
          </table:table-cell>
          <table:table-cell office:value-type="float" office:value="0.297774848707" calcext:value-type="float">
            <text:p>0.2977748487</text:p>
          </table:table-cell>
          <table:table-cell office:value-type="float" office:value="0.36233887943" calcext:value-type="float">
            <text:p>0.3623388794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69701264264" calcext:value-type="float">
            <text:p>0.3697012643</text:p>
          </table:table-cell>
          <table:table-cell office:value-type="float" office:value="0.491913122172" calcext:value-type="float">
            <text:p>0.4919131222</text:p>
          </table:table-cell>
          <table:table-cell office:value-type="float" office:value="0.161426" calcext:value-type="float">
            <text:p>0.161426</text:p>
          </table:table-cell>
          <table:table-cell office:value-type="float" office:value="0.389031619509" calcext:value-type="float">
            <text:p>0.3890316195</text:p>
          </table:table-cell>
          <table:table-cell office:value-type="float" office:value="0.422139894686" calcext:value-type="float">
            <text:p>0.422139894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34:.F41])" office:value-type="float" office:value="0.33279177597625" calcext:value-type="float">
            <text:p>0.332791776</text:p>
          </table:table-cell>
          <table:table-cell table:style-name="ce1" table:formula="of:=AVERAGE([.G34:.G41])" office:value-type="float" office:value="0.46522451949075" calcext:value-type="float">
            <text:p>0.4652245195</text:p>
          </table:table-cell>
          <table:table-cell table:style-name="ce1" table:formula="of:=AVERAGE([.H34:.H41])" office:value-type="float" office:value="0.1382967" calcext:value-type="float">
            <text:p>0.1382967</text:p>
          </table:table-cell>
          <table:table-cell table:style-name="ce1" table:formula="of:=AVERAGE([.I34:.I41])" office:value-type="float" office:value="0.347036130227875" calcext:value-type="float">
            <text:p>0.3470361302</text:p>
          </table:table-cell>
          <table:table-cell table:style-name="ce1" table:formula="of:=AVERAGE([.J34:.J41])" office:value-type="float" office:value="0.37648969335875" calcext:value-type="float">
            <text:p>0.376489693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34:.F41])/SQRT(8)" office:value-type="float" office:value="0.029830633134627" calcext:value-type="float">
            <text:p>0.0298306331</text:p>
          </table:table-cell>
          <table:table-cell table:style-name="ce2" table:formula="of:=STDEV([.G34:.G41])/SQRT(8)" office:value-type="float" office:value="0.0355624495113422" calcext:value-type="float">
            <text:p>0.0355624495</text:p>
          </table:table-cell>
          <table:table-cell table:style-name="ce2" table:formula="of:=STDEV([.H34:.H41])/SQRT(8)" office:value-type="float" office:value="0.0149436272388696" calcext:value-type="float">
            <text:p>0.0149436272</text:p>
          </table:table-cell>
          <table:table-cell table:style-name="ce2" table:formula="of:=STDEV([.I34:.I41])/SQRT(8)" office:value-type="float" office:value="0.0249117275368717" calcext:value-type="float">
            <text:p>0.0249117275</text:p>
          </table:table-cell>
          <table:table-cell table:style-name="ce2" table:formula="of:=STDEV([.J34:.J41])/SQRT(8)" office:value-type="float" office:value="0.0195872468918347" calcext:value-type="float">
            <text:p>0.0195872469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92810692685" calcext:value-type="float">
            <text:p>0.2928106927</text:p>
          </table:table-cell>
          <table:table-cell office:value-type="float" office:value="0.60641130678" calcext:value-type="float">
            <text:p>0.6064113068</text:p>
          </table:table-cell>
          <table:table-cell office:value-type="float" office:value="0.149236" calcext:value-type="float">
            <text:p>0.149236</text:p>
          </table:table-cell>
          <table:table-cell office:value-type="float" office:value="0.326589284558" calcext:value-type="float">
            <text:p>0.3265892846</text:p>
          </table:table-cell>
          <table:table-cell office:value-type="float" office:value="0.394927425922" calcext:value-type="float">
            <text:p>0.394927425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83091392021" calcext:value-type="float">
            <text:p>0.283091392</text:p>
          </table:table-cell>
          <table:table-cell office:value-type="float" office:value="0.529243718743" calcext:value-type="float">
            <text:p>0.5292437187</text:p>
          </table:table-cell>
          <table:table-cell office:value-type="float" office:value="0.132691" calcext:value-type="float">
            <text:p>0.132691</text:p>
          </table:table-cell>
          <table:table-cell office:value-type="float" office:value="0.312125425697" calcext:value-type="float">
            <text:p>0.3121254257</text:p>
          </table:table-cell>
          <table:table-cell office:value-type="float" office:value="0.368873237342" calcext:value-type="float">
            <text:p>0.368873237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4519292291" calcext:value-type="float">
            <text:p>0.3451929229</text:p>
          </table:table-cell>
          <table:table-cell office:value-type="float" office:value="0.54949721878" calcext:value-type="float">
            <text:p>0.5494972188</text:p>
          </table:table-cell>
          <table:table-cell office:value-type="float" office:value="0.179212" calcext:value-type="float">
            <text:p>0.179212</text:p>
          </table:table-cell>
          <table:table-cell office:value-type="float" office:value="0.372923695877" calcext:value-type="float">
            <text:p>0.3729236959</text:p>
          </table:table-cell>
          <table:table-cell office:value-type="float" office:value="0.424018422117" calcext:value-type="float">
            <text:p>0.424018422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7232702147" calcext:value-type="float">
            <text:p>0.2723270215</text:p>
          </table:table-cell>
          <table:table-cell office:value-type="float" office:value="0.46728712464" calcext:value-type="float">
            <text:p>0.4672871246</text:p>
          </table:table-cell>
          <table:table-cell office:value-type="float" office:value="0.0808534" calcext:value-type="float">
            <text:p>0.0808534</text:p>
          </table:table-cell>
          <table:table-cell office:value-type="float" office:value="0.297119695356" calcext:value-type="float">
            <text:p>0.2971196954</text:p>
          </table:table-cell>
          <table:table-cell office:value-type="float" office:value="0.344111619535" calcext:value-type="float">
            <text:p>0.344111619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04547133443" calcext:value-type="float">
            <text:p>0.3045471334</text:p>
          </table:table-cell>
          <table:table-cell office:value-type="float" office:value="0.397299351207" calcext:value-type="float">
            <text:p>0.3972993512</text:p>
          </table:table-cell>
          <table:table-cell office:value-type="float" office:value="0.0887734" calcext:value-type="float">
            <text:p>0.0887734</text:p>
          </table:table-cell>
          <table:table-cell office:value-type="float" office:value="0.319463306913" calcext:value-type="float">
            <text:p>0.3194633069</text:p>
          </table:table-cell>
          <table:table-cell office:value-type="float" office:value="0.344794427771" calcext:value-type="float">
            <text:p>0.3447944278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05014805516" calcext:value-type="float">
            <text:p>0.3050148055</text:p>
          </table:table-cell>
          <table:table-cell office:value-type="float" office:value="0.578834395094" calcext:value-type="float">
            <text:p>0.5788343951</text:p>
          </table:table-cell>
          <table:table-cell office:value-type="float" office:value="0.127757" calcext:value-type="float">
            <text:p>0.127757</text:p>
          </table:table-cell>
          <table:table-cell office:value-type="float" office:value="0.336888010552" calcext:value-type="float">
            <text:p>0.3368880106</text:p>
          </table:table-cell>
          <table:table-cell office:value-type="float" office:value="0.399509464564" calcext:value-type="float">
            <text:p>0.399509464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295317073987" calcext:value-type="float">
            <text:p>0.295317074</text:p>
          </table:table-cell>
          <table:table-cell office:value-type="float" office:value="0.542869138856" calcext:value-type="float">
            <text:p>0.5428691389</text:p>
          </table:table-cell>
          <table:table-cell office:value-type="float" office:value="0.127926" calcext:value-type="float">
            <text:p>0.127926</text:p>
          </table:table-cell>
          <table:table-cell office:value-type="float" office:value="0.324953258621" calcext:value-type="float">
            <text:p>0.3249532586</text:p>
          </table:table-cell>
          <table:table-cell office:value-type="float" office:value="0.382536775691" calcext:value-type="float">
            <text:p>0.382536775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80154698829" calcext:value-type="float">
            <text:p>0.2801546988</text:p>
          </table:table-cell>
          <table:table-cell office:value-type="float" office:value="0.42628858255" calcext:value-type="float">
            <text:p>0.4262885826</text:p>
          </table:table-cell>
          <table:table-cell office:value-type="float" office:value="0.106497" calcext:value-type="float">
            <text:p>0.106497</text:p>
          </table:table-cell>
          <table:table-cell office:value-type="float" office:value="0.300776221012" calcext:value-type="float">
            <text:p>0.300776221</text:p>
          </table:table-cell>
          <table:table-cell office:value-type="float" office:value="0.338107113781" calcext:value-type="float">
            <text:p>0.338107113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45:.F52])" office:value-type="float" office:value="0.297306967607625" calcext:value-type="float">
            <text:p>0.2973069676</text:p>
          </table:table-cell>
          <table:table-cell table:style-name="ce1" table:formula="of:=AVERAGE([.G45:.G52])" office:value-type="float" office:value="0.51221635458125" calcext:value-type="float">
            <text:p>0.5122163546</text:p>
          </table:table-cell>
          <table:table-cell table:style-name="ce1" table:formula="of:=AVERAGE([.H45:.H52])" office:value-type="float" office:value="0.124118225" calcext:value-type="float">
            <text:p>0.124118225</text:p>
          </table:table-cell>
          <table:table-cell table:style-name="ce1" table:formula="of:=AVERAGE([.I45:.I52])" office:value-type="float" office:value="0.32385486232325" calcext:value-type="float">
            <text:p>0.3238548623</text:p>
          </table:table-cell>
          <table:table-cell table:style-name="ce1" table:formula="of:=AVERAGE([.J45:.J52])" office:value-type="float" office:value="0.374609810840375" calcext:value-type="float">
            <text:p>0.374609810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45:.F52])/SQRT(8)" office:value-type="float" office:value="0.00796123674563158" calcext:value-type="float">
            <text:p>0.0079612367</text:p>
          </table:table-cell>
          <table:table-cell table:style-name="ce2" table:formula="of:=STDEV([.G45:.G52])/SQRT(8)" office:value-type="float" office:value="0.0262332173782679" calcext:value-type="float">
            <text:p>0.0262332174</text:p>
          </table:table-cell>
          <table:table-cell table:style-name="ce2" table:formula="of:=STDEV([.H45:.H52])/SQRT(8)" office:value-type="float" office:value="0.0113382005035718" calcext:value-type="float">
            <text:p>0.0113382005</text:p>
          </table:table-cell>
          <table:table-cell table:style-name="ce2" table:formula="of:=STDEV([.I45:.I52])/SQRT(8)" office:value-type="float" office:value="0.00844155875764742" calcext:value-type="float">
            <text:p>0.0084415588</text:p>
          </table:table-cell>
          <table:table-cell table:style-name="ce2" table:formula="of:=STDEV([.J45:.J52])/SQRT(8)" office:value-type="float" office:value="0.0109555088774461" calcext:value-type="float">
            <text:p>0.0109555089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10811529766" calcext:value-type="float">
            <text:p>0.4108115298</text:p>
          </table:table-cell>
          <table:table-cell office:value-type="float" office:value="0.471273627237" calcext:value-type="float">
            <text:p>0.4712736272</text:p>
          </table:table-cell>
          <table:table-cell office:value-type="float" office:value="0.134418" calcext:value-type="float">
            <text:p>0.134418</text:p>
          </table:table-cell>
          <table:table-cell office:value-type="float" office:value="0.42163014618" calcext:value-type="float">
            <text:p>0.4216301462</text:p>
          </table:table-cell>
          <table:table-cell office:value-type="float" office:value="0.43897040599" calcext:value-type="float">
            <text:p>0.438970406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50374265976" calcext:value-type="float">
            <text:p>0.350374266</text:p>
          </table:table-cell>
          <table:table-cell office:value-type="float" office:value="0.605144382431" calcext:value-type="float">
            <text:p>0.6051443824</text:p>
          </table:table-cell>
          <table:table-cell office:value-type="float" office:value="0.149818" calcext:value-type="float">
            <text:p>0.149818</text:p>
          </table:table-cell>
          <table:table-cell office:value-type="float" office:value="0.382588789767" calcext:value-type="float">
            <text:p>0.3825887898</text:p>
          </table:table-cell>
          <table:table-cell office:value-type="float" office:value="0.443794622234" calcext:value-type="float">
            <text:p>0.443794622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8257922691" calcext:value-type="float">
            <text:p>0.3825792269</text:p>
          </table:table-cell>
          <table:table-cell office:value-type="float" office:value="0.591018573535" calcext:value-type="float">
            <text:p>0.5910185735</text:p>
          </table:table-cell>
          <table:table-cell office:value-type="float" office:value="0.133347" calcext:value-type="float">
            <text:p>0.133347</text:p>
          </table:table-cell>
          <table:table-cell office:value-type="float" office:value="0.411612580945" calcext:value-type="float">
            <text:p>0.4116125809</text:p>
          </table:table-cell>
          <table:table-cell office:value-type="float" office:value="0.464486318373" calcext:value-type="float">
            <text:p>0.4644863184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84056326803" calcext:value-type="float">
            <text:p>0.3840563268</text:p>
          </table:table-cell>
          <table:table-cell office:value-type="float" office:value="0.553463787674" calcext:value-type="float">
            <text:p>0.5534637877</text:p>
          </table:table-cell>
          <table:table-cell office:value-type="float" office:value="0.149702" calcext:value-type="float">
            <text:p>0.149702</text:p>
          </table:table-cell>
          <table:table-cell office:value-type="float" office:value="0.409100292973" calcext:value-type="float">
            <text:p>0.409100293</text:p>
          </table:table-cell>
          <table:table-cell office:value-type="float" office:value="0.453454312138" calcext:value-type="float">
            <text:p>0.453454312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65997166669" calcext:value-type="float">
            <text:p>0.3659971667</text:p>
          </table:table-cell>
          <table:table-cell office:value-type="float" office:value="0.41035878974" calcext:value-type="float">
            <text:p>0.4103587897</text:p>
          </table:table-cell>
          <table:table-cell office:value-type="float" office:value="0.122109" calcext:value-type="float">
            <text:p>0.122109</text:p>
          </table:table-cell>
          <table:table-cell office:value-type="float" office:value="0.374085224306" calcext:value-type="float">
            <text:p>0.3740852243</text:p>
          </table:table-cell>
          <table:table-cell office:value-type="float" office:value="0.386910548242" calcext:value-type="float">
            <text:p>0.386910548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55130407048" calcext:value-type="float">
            <text:p>0.355130407</text:p>
          </table:table-cell>
          <table:table-cell office:value-type="float" office:value="0.63631112909" calcext:value-type="float">
            <text:p>0.6363111291</text:p>
          </table:table-cell>
          <table:table-cell office:value-type="float" office:value="0.12793" calcext:value-type="float">
            <text:p>0.12793</text:p>
          </table:table-cell>
          <table:table-cell office:value-type="float" office:value="0.389558998837" calcext:value-type="float">
            <text:p>0.3895589988</text:p>
          </table:table-cell>
          <table:table-cell office:value-type="float" office:value="0.455848221093" calcext:value-type="float">
            <text:p>0.455848221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91088805586" calcext:value-type="float">
            <text:p>0.3910888056</text:p>
          </table:table-cell>
          <table:table-cell office:value-type="float" office:value="0.547161361171" calcext:value-type="float">
            <text:p>0.5471613612</text:p>
          </table:table-cell>
          <table:table-cell office:value-type="float" office:value="0.159796" calcext:value-type="float">
            <text:p>0.159796</text:p>
          </table:table-cell>
          <table:table-cell office:value-type="float" office:value="0.414749471153" calcext:value-type="float">
            <text:p>0.4147494712</text:p>
          </table:table-cell>
          <table:table-cell office:value-type="float" office:value="0.456144194342" calcext:value-type="float">
            <text:p>0.4561441943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49371733733" calcext:value-type="float">
            <text:p>0.3493717337</text:p>
          </table:table-cell>
          <table:table-cell office:value-type="float" office:value="0.590753533593" calcext:value-type="float">
            <text:p>0.5907535336</text:p>
          </table:table-cell>
          <table:table-cell office:value-type="float" office:value="0.122348" calcext:value-type="float">
            <text:p>0.122348</text:p>
          </table:table-cell>
          <table:table-cell office:value-type="float" office:value="0.380463172049" calcext:value-type="float">
            <text:p>0.380463172</text:p>
          </table:table-cell>
          <table:table-cell office:value-type="float" office:value="0.439074649759" calcext:value-type="float">
            <text:p>0.439074649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56:.F63])" office:value-type="float" office:value="0.373676182811375" calcext:value-type="float">
            <text:p>0.3736761828</text:p>
          </table:table-cell>
          <table:table-cell table:style-name="ce1" table:formula="of:=AVERAGE([.G56:.G63])" office:value-type="float" office:value="0.550685648058875" calcext:value-type="float">
            <text:p>0.5506856481</text:p>
          </table:table-cell>
          <table:table-cell table:style-name="ce1" table:formula="of:=AVERAGE([.H56:.H63])" office:value-type="float" office:value="0.1374335" calcext:value-type="float">
            <text:p>0.1374335</text:p>
          </table:table-cell>
          <table:table-cell table:style-name="ce1" table:formula="of:=AVERAGE([.I56:.I63])" office:value-type="float" office:value="0.39797358452625" calcext:value-type="float">
            <text:p>0.3979735845</text:p>
          </table:table-cell>
          <table:table-cell table:style-name="ce1" table:formula="of:=AVERAGE([.J56:.J63])" office:value-type="float" office:value="0.442335409021375" calcext:value-type="float">
            <text:p>0.44233540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56:.F63])/SQRT(8)" office:value-type="float" office:value="0.00779863045397235" calcext:value-type="float">
            <text:p>0.0077986305</text:p>
          </table:table-cell>
          <table:table-cell table:style-name="ce2" table:formula="of:=STDEV([.G56:.G63])/SQRT(8)" office:value-type="float" office:value="0.0265745890824004" calcext:value-type="float">
            <text:p>0.0265745891</text:p>
          </table:table-cell>
          <table:table-cell table:style-name="ce2" table:formula="of:=STDEV([.H56:.H63])/SQRT(8)" office:value-type="float" office:value="0.0049686430743212" calcext:value-type="float">
            <text:p>0.0049686431</text:p>
          </table:table-cell>
          <table:table-cell table:style-name="ce2" table:formula="of:=STDEV([.I56:.I63])/SQRT(8)" office:value-type="float" office:value="0.00645818225034105" calcext:value-type="float">
            <text:p>0.0064581823</text:p>
          </table:table-cell>
          <table:table-cell table:style-name="ce2" table:formula="of:=STDEV([.J56:.J63])/SQRT(8)" office:value-type="float" office:value="0.00853937489945869" calcext:value-type="float">
            <text:p>0.0085393749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0872151531" calcext:value-type="float">
            <text:p>0.5008721515</text:p>
          </table:table-cell>
          <table:table-cell office:value-type="float" office:value="0.509393063584" calcext:value-type="float">
            <text:p>0.5093930636</text:p>
          </table:table-cell>
          <table:table-cell office:value-type="float" office:value="0.134626" calcext:value-type="float">
            <text:p>0.134626</text:p>
          </table:table-cell>
          <table:table-cell office:value-type="float" office:value="0.502553451914" calcext:value-type="float">
            <text:p>0.5025534519</text:p>
          </table:table-cell>
          <table:table-cell office:value-type="float" office:value="0.505096673457" calcext:value-type="float">
            <text:p>0.5050966735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0570550801" calcext:value-type="float">
            <text:p>0.505705508</text:p>
          </table:table-cell>
          <table:table-cell office:value-type="float" office:value="0.605836236934" calcext:value-type="float">
            <text:p>0.6058362369</text:p>
          </table:table-cell>
          <table:table-cell office:value-type="float" office:value="0.183687" calcext:value-type="float">
            <text:p>0.183687</text:p>
          </table:table-cell>
          <table:table-cell office:value-type="float" office:value="0.522993247468" calcext:value-type="float">
            <text:p>0.5229932475</text:p>
          </table:table-cell>
          <table:table-cell office:value-type="float" office:value="0.551260847131" calcext:value-type="float">
            <text:p>0.551260847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03474736238" calcext:value-type="float">
            <text:p>0.5034747362</text:p>
          </table:table-cell>
          <table:table-cell office:value-type="float" office:value="0.565120593692" calcext:value-type="float">
            <text:p>0.5651205937</text:p>
          </table:table-cell>
          <table:table-cell office:value-type="float" office:value="0.132437" calcext:value-type="float">
            <text:p>0.132437</text:p>
          </table:table-cell>
          <table:table-cell office:value-type="float" office:value="0.514703974094" calcext:value-type="float">
            <text:p>0.5147039741</text:p>
          </table:table-cell>
          <table:table-cell office:value-type="float" office:value="0.532519530795" calcext:value-type="float">
            <text:p>0.5325195308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05858360562" calcext:value-type="float">
            <text:p>0.5058583606</text:p>
          </table:table-cell>
          <table:table-cell office:value-type="float" office:value="0.608469579201" calcext:value-type="float">
            <text:p>0.6084695792</text:p>
          </table:table-cell>
          <table:table-cell office:value-type="float" office:value="0.184013" calcext:value-type="float">
            <text:p>0.184013</text:p>
          </table:table-cell>
          <table:table-cell office:value-type="float" office:value="0.523515296721" calcext:value-type="float">
            <text:p>0.5235152967</text:p>
          </table:table-cell>
          <table:table-cell office:value-type="float" office:value="0.552439569723" calcext:value-type="float">
            <text:p>0.552439569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495146938881" calcext:value-type="float">
            <text:p>0.4951469389</text:p>
          </table:table-cell>
          <table:table-cell office:value-type="float" office:value="0.473073809524" calcext:value-type="float">
            <text:p>0.4730738095</text:p>
          </table:table-cell>
          <table:table-cell office:value-type="float" office:value="0.0821562" calcext:value-type="float">
            <text:p>0.0821562</text:p>
          </table:table-cell>
          <table:table-cell office:value-type="float" office:value="0.490569051074" calcext:value-type="float">
            <text:p>0.4905690511</text:p>
          </table:table-cell>
          <table:table-cell office:value-type="float" office:value="0.483858766787" calcext:value-type="float">
            <text:p>0.4838587668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494346804823" calcext:value-type="float">
            <text:p>0.4943468048</text:p>
          </table:table-cell>
          <table:table-cell office:value-type="float" office:value="0.468511904762" calcext:value-type="float">
            <text:p>0.4685119048</text:p>
          </table:table-cell>
          <table:table-cell office:value-type="float" office:value="0.0819664" calcext:value-type="float">
            <text:p>0.0819664</text:p>
          </table:table-cell>
          <table:table-cell office:value-type="float" office:value="0.488954375179" calcext:value-type="float">
            <text:p>0.4889543752</text:p>
          </table:table-cell>
          <table:table-cell office:value-type="float" office:value="0.481082760814" calcext:value-type="float">
            <text:p>0.4810827608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06500054294" calcext:value-type="float">
            <text:p>0.5065000543</text:p>
          </table:table-cell>
          <table:table-cell office:value-type="float" office:value="0.638137164041" calcext:value-type="float">
            <text:p>0.638137164</text:p>
          </table:table-cell>
          <table:table-cell office:value-type="float" office:value="0.235356" calcext:value-type="float">
            <text:p>0.235356</text:p>
          </table:table-cell>
          <table:table-cell office:value-type="float" office:value="0.528295785433" calcext:value-type="float">
            <text:p>0.5282957854</text:p>
          </table:table-cell>
          <table:table-cell office:value-type="float" office:value="0.564749255147" calcext:value-type="float">
            <text:p>0.564749255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06087760396" calcext:value-type="float">
            <text:p>0.5060877604</text:p>
          </table:table-cell>
          <table:table-cell office:value-type="float" office:value="0.592558111954" calcext:value-type="float">
            <text:p>0.592558112</text:p>
          </table:table-cell>
          <table:table-cell office:value-type="float" office:value="0.143079" calcext:value-type="float">
            <text:p>0.143079</text:p>
          </table:table-cell>
          <table:table-cell office:value-type="float" office:value="0.521302195296" calcext:value-type="float">
            <text:p>0.5213021953</text:p>
          </table:table-cell>
          <table:table-cell office:value-type="float" office:value="0.545920055462" calcext:value-type="float">
            <text:p>0.545920055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table:formula="of:=AVERAGE([.F67:.F74])" office:value-type="float" office:value="0.502249039341875" calcext:value-type="float">
            <text:p>0.5022490393</text:p>
          </table:table-cell>
          <table:table-cell table:style-name="ce1" table:formula="of:=AVERAGE([.G67:.G74])" office:value-type="float" office:value="0.5576375579615" calcext:value-type="float">
            <text:p>0.557637558</text:p>
          </table:table-cell>
          <table:table-cell table:style-name="ce1" table:formula="of:=AVERAGE([.H67:.H74])" office:value-type="float" office:value="0.147165075" calcext:value-type="float">
            <text:p>0.147165075</text:p>
          </table:table-cell>
          <table:table-cell table:style-name="ce1" table:formula="of:=AVERAGE([.I67:.I74])" office:value-type="float" office:value="0.511610922147375" calcext:value-type="float">
            <text:p>0.5116109221</text:p>
          </table:table-cell>
          <table:table-cell table:style-name="ce1" table:formula="of:=AVERAGE([.J67:.J74])" office:value-type="float" office:value="0.5271159324145" calcext:value-type="float">
            <text:p>0.5271159324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table:formula="of:=STDEV([.F67:.F74])/SQRT(8)" office:value-type="float" office:value="0.00176303602310512" calcext:value-type="float">
            <text:p>0.001763036</text:p>
          </table:table-cell>
          <table:table-cell table:style-name="ce2" table:formula="of:=STDEV([.G67:.G74])/SQRT(8)" office:value-type="float" office:value="0.0231781051924963" calcext:value-type="float">
            <text:p>0.0231781052</text:p>
          </table:table-cell>
          <table:table-cell table:style-name="ce2" table:formula="of:=STDEV([.H67:.H74])/SQRT(8)" office:value-type="float" office:value="0.0185824040662488" calcext:value-type="float">
            <text:p>0.0185824041</text:p>
          </table:table-cell>
          <table:table-cell table:style-name="ce2" table:formula="of:=STDEV([.I67:.I74])/SQRT(8)" office:value-type="float" office:value="0.00549555193180078" calcext:value-type="float">
            <text:p>0.0054955519</text:p>
          </table:table-cell>
          <table:table-cell table:style-name="ce2" table:formula="of:=STDEV([.J67:.J74])/SQRT(8)" office:value-type="float" office:value="0.0115715224974432" calcext:value-type="float">
            <text:p>0.01157152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6:52:09.203606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27T16:53:50.503840831</dc:date>
    <meta:editing-duration>PT7M25S</meta:editing-duration>
    <meta:editing-cycles>5</meta:editing-cycles>
    <meta:document-statistic meta:table-count="1" meta:cell-count="646" meta:object-count="0"/>
  </office:meta>
</office:document-meta>
</file>